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201cm" fo:margin-right="0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2812b2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Preformatted_20_Text">
      <style:text-properties style:font-name="Times New Roman" fo:font-size="14pt" fo:language="en" fo:country="US" fo:font-weight="bold" officeooo:rsid="00247636" officeooo:paragraph-rsid="00247636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reformatted_20_Text">
      <style:text-properties style:font-name="Times New Roman" fo:font-size="14pt" fo:language="en" fo:country="US" fo:font-weight="bold" officeooo:paragraph-rsid="00247636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2125de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7" style:family="paragraph" style:parent-style-name="Preformatted_20_Text">
      <style:text-properties style:font-name="Times New Roman" fo:font-size="12pt" style:font-size-asian="12pt" style:font-size-complex="12pt"/>
    </style:style>
    <style:style style:name="P18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text-align="justify" style:justify-single-word="false"/>
      <style:text-properties officeooo:paragraph-rsid="001cf517"/>
    </style:style>
    <style:style style:name="P20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Standard" style:master-page-name="">
      <loext:graphic-properties draw:fill="none"/>
      <style:paragraph-properties fo:margin-left="10.201cm" fo:margin-right="0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10.201cm" fo:margin-right="0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3" style:family="paragraph" style:parent-style-name="Preformatted_20_Text">
      <style:text-properties officeooo:paragraph-rsid="00247636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9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Preformatted_20_Text">
      <style:text-properties officeooo:paragraph-rsid="002faecf"/>
    </style:style>
    <style:style style:name="P32" style:family="paragraph" style:parent-style-name="Preformatted_20_Text">
      <style:text-properties fo:font-weight="normal" officeooo:paragraph-rsid="002faecf" style:font-weight-asian="normal" style:font-weight-complex="normal"/>
    </style:style>
    <style:style style:name="P33" style:family="paragraph" style:parent-style-name="Preformatted_20_Text">
      <style:text-properties style:font-name="Times New Roman" fo:font-size="12pt" style:font-size-asian="12pt" style:font-size-complex="12pt"/>
    </style:style>
    <style:style style:name="P34" style:family="paragraph" style:parent-style-name="Preformatted_20_Text">
      <style:text-properties style:font-name="Times New Roman" fo:font-size="12pt" officeooo:paragraph-rsid="002812b2" style:font-size-asian="12pt" style:font-size-complex="12pt"/>
    </style:style>
    <style:style style:name="P35" style:family="paragraph" style:parent-style-name="Preformatted_20_Text">
      <style:text-properties style:font-name="Times New Roman" fo:font-size="14pt" fo:font-weight="bold" officeooo:paragraph-rsid="002812b2" style:font-size-asian="14pt" style:font-weight-asian="bold" style:font-size-complex="14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7" style:family="paragraph" style:parent-style-name="Standard" style:list-style-name="L1"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faecf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officeooo:paragraph-rsid="002125de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47636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edbd2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font-weight="bold" officeooo:rsid="0020b116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8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language="en" fo:country="US" fo:font-weight="bold" style:font-name-asian="Times New Roman1" style:font-size-asian="15.75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2125de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2faecf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fo:font-weight="normal" officeooo:rsid="001cf517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2b8fa2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font-weight="bold" officeooo:rsid="00247636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2" style:family="text">
      <style:text-properties style:font-name="Times New Roman" fo:font-size="14pt" fo:font-weight="normal" officeooo:rsid="00247636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font-weight="normal" officeooo:rsid="002faecf" style:font-name-asian="Times New Roman1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style:font-size-asian="12pt" style:font-size-complex="12pt"/>
    </style:style>
    <style:style style:name="T25" style:family="text">
      <style:text-properties style:font-name="Times New Roman" fo:font-size="12pt" officeooo:rsid="00247636" style:font-size-asian="12pt" style:font-size-complex="12pt"/>
    </style:style>
    <style:style style:name="T26" style:family="text">
      <style:text-properties fo:color="#b3ae60" loext:opacity="100%"/>
    </style:style>
    <style:style style:name="T27" style:family="text">
      <style:text-properties fo:color="#b3ae60" loext:opacity="100%" style:font-name="Times New Roman" fo:font-size="12pt" fo:language="en" fo:country="US" fo:font-weight="bold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28" style:family="text">
      <style:text-properties fo:color="#6aab73" loext:opacity="100%"/>
    </style:style>
    <style:style style:name="T29" style:family="text">
      <style:text-properties fo:color="#6aab73" loext:opacity="100%" style:font-name="Times New Roman" fo:font-size="12pt" fo:language="en" fo:country="US" fo:font-weight="bold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30" style:family="text">
      <style:text-properties fo:color="#cf8e6d" loext:opacity="100%"/>
    </style:style>
    <style:style style:name="T31" style:family="text">
      <style:text-properties fo:color="#cf8e6d" loext:opacity="100%" style:font-name="Times New Roman" fo:font-size="12pt" style:font-size-asian="12pt" style:font-size-complex="12pt"/>
    </style:style>
    <style:style style:name="T32" style:family="text">
      <style:text-properties fo:color="#56a8f5" loext:opacity="100%"/>
    </style:style>
    <style:style style:name="T33" style:family="text">
      <style:text-properties fo:color="#2aacb8" loext:opacity="100%"/>
    </style:style>
    <style:style style:name="T34" style:family="text">
      <style:text-properties fo:color="#2aacb8" loext:opacity="100%" style:font-name="Times New Roman" fo:font-size="12pt" style:font-size-asian="12pt" style:font-size-complex="12pt"/>
    </style:style>
    <style:style style:name="T35" style:family="text">
      <style:text-properties fo:color="#908b25" loext:opacity="100%"/>
    </style:style>
    <style:style style:name="T36" style:family="text">
      <style:text-properties fo:color="#b9bcd1" loext:opacity="100%"/>
    </style:style>
    <style:style style:name="T37" style:family="text">
      <style:text-properties officeooo:rsid="00247636"/>
    </style:style>
    <style:style style:name="T38" style:family="text">
      <style:text-properties fo:color="#9373a5" loext:opacity="100%"/>
    </style:style>
    <style:style style:name="T39" style:family="text">
      <style:text-properties fo:color="#b5b6e3" loext:opacity="100%"/>
    </style:style>
    <style:style style:name="T40" style:family="text">
      <style:text-properties officeooo:rsid="002812b2"/>
    </style:style>
    <style:style style:name="T41" style:family="text">
      <style:text-properties officeooo:rsid="002faecf"/>
    </style:style>
    <style:style style:name="T42" style:family="text">
      <style:text-properties fo:language="en" fo:country="US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осковский авиационный институт (национальный исследовательский университет)</text:p>
      <text:p text:style-name="P5"/>
      <text:p text:style-name="P16">Институт информационных технологий и прикладной математики </text:p>
      <text:p text:style-name="P16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5">Лабораторная работа по предмету "</text:span><text:span text:style-name="T8">О</text:span><text:span text:style-name="T5">перационные системы" №</text:span><text:span text:style-name="T6">2</text:span><text:span text:style-name="T5"> </text:span></text:p>
      <text:p text:style-name="P7"/>
      <text:p text:style-name="P7"/>
      <text:p text:style-name="P7"/>
      <text:p text:style-name="P7"/>
      <text:p text:style-name="P7"/>
      <text:p text:style-name="P7"/>
      <text:p text:style-name="P21"><text:span text:style-name="T1">Студент: </text:span><text:span text:style-name="T2">Кострюков Е.С.</text:span></text:p>
      <text:p text:style-name="P6">Преподаватель: Миронов Е.С.</text:p>
      <text:p text:style-name="P6">Группа: М8О-207Б-22</text:p>
      <text:p text:style-name="P22"><text:span text:style-name="T1">Дата:</text:span><text:span text:style-name="T2"> </text:span><text:span text:style-name="T3">2</text:span><text:span text:style-name="T4">7</text:span><text:span text:style-name="T2">.</text:span><text:span text:style-name="T4">10</text:span><text:span text:style-name="T2">.202</text:span><text:span text:style-name="T3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738_2004454639" text:style-name="Index_20_Link" text:visited-style-name="Index_20_Link">Цель работы<text:tab/>3</text:a></text:p>
          <text:p text:style-name="P18"><text:a xlink:type="simple" xlink:href="#__RefHeading__740_2004454639" text:style-name="Index_20_Link" text:visited-style-name="Index_20_Link">Постановка задачи<text:tab/>3</text:a></text:p>
          <text:p text:style-name="P18"><text:a xlink:type="simple" xlink:href="#__RefHeading__744_2004454639" text:style-name="Index_20_Link" text:visited-style-name="Index_20_Link">Общий алгоритм решения<text:tab/>3</text:a></text:p>
          <text:p text:style-name="P18"><text:a xlink:type="simple" xlink:href="#__RefHeading__746_2004454639" text:style-name="Index_20_Link" text:visited-style-name="Index_20_Link">Реализация<text:tab/>4</text:a></text:p>
          <text:p text:style-name="P18"><text:a xlink:type="simple" xlink:href="#__RefHeading__748_2004454639" text:style-name="Index_20_Link" text:visited-style-name="Index_20_Link">Пример работы<text:tab/>7</text:a></text:p>
          <text:p text:style-name="P18"><text:a xlink:type="simple" xlink:href="#__RefHeading__750_2004454639" text:style-name="Index_20_Link" text:visited-style-name="Index_20_Link">Вывод<text:tab/>8</text:a></text:p>
        </text:index-body>
      </text:table-of-content>
      <text:p text:style-name="P9"/>
      <text:list xml:id="list3911984811" text:style-name="Outline">
        <text:list-item>
          <text:h text:style-name="P27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4">Целью является приобретение практических навыков в:</text:p>
      <text:list text:style-name="L1">
        <text:list-item>
          <text:p text:style-name="P37">Управление потоками в ОС </text:p>
        </text:list-item>
        <text:list-item>
          <text:p text:style-name="P37">Обеспечение синхронизации между потоками</text:p>
        </text:list-item>
      </text:list>
      <text:list text:continue-list="list3911984811" text:style-name="Outline">
        <text:list-item>
          <text:h text:style-name="P28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5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15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15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20"><text:span text:style-name="T12">Вариант </text:span><text:span text:style-name="T15">16</text:span><text:span text:style-name="T13">.</text:span></text:p>
      <text:p text:style-name="P40">Задаётся радиус окружности. Необходимо с помощью метода Монте-Карло рассчитать её площадь.</text:p>
      <text:list text:continue-numbering="true" text:style-name="Outline">
        <text:list-item>
          <text:h text:style-name="P28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4"><text:span text:style-name="T23">1. </text:span><text:span text:style-name="T22">Инициализация: программа начинается с проверки аргументов командной строки, чтобы определить радиус круга и количество потоков, которые будут использоваться.</text:span></text:p>
      <text:p text:style-name="P24"><text:span text:style-name="T23">2. </text:span><text:span text:style-name="T22">Подготовка данных: создаются и инициализируются массивы для хранения идентификаторов потоков (pthread_t) и структур данных, содержащих информацию для каждого потока (радиус круга, количество точек для генерации и результат).</text:span></text:p>
      <text:p text:style-name="P39"><text:span text:style-name="T23">3. </text:span><text:span text:style-name="T22">Разделение усилий: количество точек, которые необходимо сгенерировать в общем, делится поровну между потоками.</text:span></text:p>
      <text:p text:style-name="P39"><text:soft-page-break/><text:span text:style-name="T23">4. </text:span><text:span text:style-name="T22">Параллельный расчет: для каждого потока запускается функция calculateArea, где происходит генерация случайных точек внутри квадрата, охватывающего круг, и подсчитывается количество точек, попавших внутрь круга. С помощью этого количества оценивается площадь круга.</text:span></text:p>
      <text:p text:style-name="P24"><text:span text:style-name="T23">5. </text:span><text:span text:style-name="T22">Сбор результатов: после завершения работы всех потоков, основной поток собирает и усредняет результаты, полученные отдельными потоками, чтобы получить окончательную оценку площади круга.</text:span></text:p>
      <text:p text:style-name="P24"><text:span text:style-name="T23">6. </text:span><text:span text:style-name="T22">Вывод результатов: программа выводит затраченное время на выполнение, заданный радиус, эталонное значение площади круга (вычисленное через PI * radius * radius) и оценку площади, полученную с использованием метода Монте-Карло.</text:span></text:p>
      <text:p text:style-name="P24"><text:span text:style-name="T23">7. </text:span><text:span text:style-name="T22">Очистка: выделенная память под массивы идентификаторов потоков и данных для потоков освобождается.</text:span></text:p>
      <text:list text:continue-numbering="true" text:style-name="Outline">
        <text:list-item>
          <text:h text:style-name="P28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0"><text:span text:style-name="T41">circle_area</text:span>.c</text:p>
      <text:p text:style-name="P31"><text:span text:style-name="T19">-----------------------------------------------------------<text:line-break/></text:span><text:span text:style-name="T20">#include &lt;pthread.h&gt;</text:span></text:p>
      <text:p text:style-name="P32"><text:span text:style-name="T21">#include &lt;stdlib.h&gt;</text:span></text:p>
      <text:p text:style-name="P32"><text:span text:style-name="T21">#include &lt;unistd.h&gt;</text:span></text:p>
      <text:p text:style-name="P32"><text:span text:style-name="T21">#include &lt;stdio.h&gt;</text:span></text:p>
      <text:p text:style-name="P32"><text:span text:style-name="T21">#include &lt;math.h&gt;</text:span></text:p>
      <text:p text:style-name="P32"><text:span text:style-name="T21">#include &lt;time.h&gt;</text:span></text:p>
      <text:p text:style-name="P32"><text:span text:style-name="T21"/></text:p>
      <text:p text:style-name="P32"><text:span text:style-name="T21"/></text:p>
      <text:p text:style-name="P32"><text:span text:style-name="T21">const int ALL_POINTS = 1e7;</text:span></text:p>
      <text:p text:style-name="P32"><text:span text:style-name="T21">const double PI = 3.141592;</text:span></text:p>
      <text:p text:style-name="P32"><text:span text:style-name="T21"/></text:p>
      <text:p text:style-name="P32"><text:span text:style-name="T21"/></text:p>
      <text:p text:style-name="P32"><text:span text:style-name="T21">typedef struct {</text:span></text:p>
      <text:p text:style-name="P32"><text:span text:style-name="T21"><text:s text:c="4"/>double radius;</text:span></text:p>
      <text:p text:style-name="P32"><text:span text:style-name="T21"><text:s text:c="4"/>int number_points;</text:span></text:p>
      <text:p text:style-name="P32"><text:span text:style-name="T21"><text:s text:c="4"/>double result;</text:span></text:p>
      <text:p text:style-name="P32"><text:span text:style-name="T21">} Thread_Data;</text:span></text:p>
      <text:p text:style-name="P32"><text:span text:style-name="T21"/></text:p>
      <text:p text:style-name="P32"><text:soft-page-break/><text:span text:style-name="T21"/></text:p>
      <text:p text:style-name="P32"><text:span text:style-name="T21">double random_in_range(double min, double max) {</text:span></text:p>
      <text:p text:style-name="P32"><text:span text:style-name="T21"><text:s text:c="4"/>return min + (max - min) * ((double) rand() / RAND_MAX);</text:span></text:p>
      <text:p text:style-name="P32"><text:span text:style-name="T21">}</text:span></text:p>
      <text:p text:style-name="P32"><text:span text:style-name="T21"/></text:p>
      <text:p text:style-name="P32"><text:span text:style-name="T21"/></text:p>
      <text:p text:style-name="P32"><text:span text:style-name="T21">void* calculateArea(void* arg) {</text:span></text:p>
      <text:p text:style-name="P32"><text:span text:style-name="T21"><text:s text:c="4"/>Thread_Data* data = (Thread_Data*) arg;</text:span></text:p>
      <text:p text:style-name="P32"><text:span text:style-name="T21"><text:s text:c="4"/>double radius = data-&gt;radius;</text:span></text:p>
      <text:p text:style-name="P32"><text:span text:style-name="T21"><text:s text:c="4"/>int number_points = data-&gt;number_points;</text:span></text:p>
      <text:p text:style-name="P32"><text:span text:style-name="T21"/></text:p>
      <text:p text:style-name="P32"><text:span text:style-name="T21"/></text:p>
      <text:p text:style-name="P32"><text:span text:style-name="T21"><text:s text:c="4"/>int points_inside_circle = 0;</text:span></text:p>
      <text:p text:style-name="P32"><text:span text:style-name="T21"/></text:p>
      <text:p text:style-name="P32"><text:span text:style-name="T21"/></text:p>
      <text:p text:style-name="P32"><text:span text:style-name="T21"><text:s text:c="4"/>for (int i = 0; i &lt; number_points; ++i) {</text:span></text:p>
      <text:p text:style-name="P32"><text:span text:style-name="T21"><text:s text:c="8"/>double x = random_in_range(-radius, radius);</text:span></text:p>
      <text:p text:style-name="P32"><text:span text:style-name="T21"><text:s text:c="8"/>double y = random_in_range(-radius, radius);</text:span></text:p>
      <text:p text:style-name="P32"><text:span text:style-name="T21"/></text:p>
      <text:p text:style-name="P32"><text:span text:style-name="T21"><text:s text:c="8"/>if (sqrt(x * x + y * y) &lt;= radius)</text:span></text:p>
      <text:p text:style-name="P32"><text:span text:style-name="T21"><text:s text:c="12"/>++points_inside_circle;</text:span></text:p>
      <text:p text:style-name="P32"><text:span text:style-name="T21"><text:s text:c="4"/>}</text:span></text:p>
      <text:p text:style-name="P32"><text:span text:style-name="T21"/></text:p>
      <text:p text:style-name="P32"><text:span text:style-name="T21"/></text:p>
      <text:p text:style-name="P32"><text:span text:style-name="T21"><text:s text:c="4"/>// Расчет площади окружности в текущем потоке</text:span></text:p>
      <text:p text:style-name="P32"><text:span text:style-name="T21"><text:s text:c="4"/>double area = (double)points_inside_circle <text:s/>/ (double)number_points * 4 * radius * radius;</text:span></text:p>
      <text:p text:style-name="P32"><text:span text:style-name="T21"/></text:p>
      <text:p text:style-name="P32"><text:span text:style-name="T21"/></text:p>
      <text:p text:style-name="P32"><text:span text:style-name="T21"><text:s text:c="4"/>data-&gt;result = area;</text:span></text:p>
      <text:p text:style-name="P32"><text:span text:style-name="T21"/></text:p>
      <text:p text:style-name="P32"><text:span text:style-name="T21"/></text:p>
      <text:p text:style-name="P32"><text:span text:style-name="T21"><text:s text:c="4"/>pthread_exit(NULL);</text:span></text:p>
      <text:p text:style-name="P32"><text:span text:style-name="T21">}</text:span></text:p>
      <text:p text:style-name="P32"><text:span text:style-name="T21"/></text:p>
      <text:p text:style-name="P32"><text:span text:style-name="T21"/></text:p>
      <text:p text:style-name="P32"><text:span text:style-name="T21">int main(int argc, char* argv[]) {</text:span></text:p>
      <text:p text:style-name="P32"><text:span text:style-name="T21"><text:s text:c="4"/>clock_t start_time, end_time;</text:span></text:p>
      <text:p text:style-name="P32"><text:span text:style-name="T21"><text:s text:c="4"/>start_time = clock();</text:span></text:p>
      <text:p text:style-name="P32"><text:span text:style-name="T21"/></text:p>
      <text:p text:style-name="P32"><text:span text:style-name="T21"/></text:p>
      <text:p text:style-name="P32"><text:soft-page-break/><text:span text:style-name="T21"><text:s text:c="4"/>if (argc != 3) {</text:span></text:p>
      <text:p text:style-name="P32"><text:span text:style-name="T21"><text:s text:c="8"/>printf("Incorrect count of arguments\n");</text:span></text:p>
      <text:p text:style-name="P32"><text:span text:style-name="T21"><text:s text:c="8"/>return 1;</text:span></text:p>
      <text:p text:style-name="P32"><text:span text:style-name="T21"><text:s text:c="4"/>}</text:span></text:p>
      <text:p text:style-name="P32"><text:span text:style-name="T21"/></text:p>
      <text:p text:style-name="P32"><text:span text:style-name="T21"/></text:p>
      <text:p text:style-name="P32"><text:span text:style-name="T21"><text:s text:c="4"/>double radius = atof(argv[1]);</text:span></text:p>
      <text:p text:style-name="P32"><text:span text:style-name="T21"><text:s text:c="4"/>int number_threads = atoi(argv[2]);</text:span></text:p>
      <text:p text:style-name="P32"><text:span text:style-name="T21"/></text:p>
      <text:p text:style-name="P32"><text:span text:style-name="T21"/></text:p>
      <text:p text:style-name="P32"><text:span text:style-name="T21"><text:s text:c="4"/>if (radius &lt;= 0 || number_threads &lt;= 0) {</text:span></text:p>
      <text:p text:style-name="P32"><text:span text:style-name="T21"><text:s text:c="8"/>printf("Invalid arguments\n");</text:span></text:p>
      <text:p text:style-name="P32"><text:span text:style-name="T21"><text:s text:c="8"/>return 1;</text:span></text:p>
      <text:p text:style-name="P32"><text:span text:style-name="T21"><text:s text:c="4"/>}</text:span></text:p>
      <text:p text:style-name="P32"><text:span text:style-name="T21"/></text:p>
      <text:p text:style-name="P32"><text:span text:style-name="T21"/></text:p>
      <text:p text:style-name="P32"><text:span text:style-name="T21"><text:s text:c="4"/>pthread_t* threads = (pthread_t*) malloc(number_threads * sizeof(pthread_t));</text:span></text:p>
      <text:p text:style-name="P32"><text:span text:style-name="T21"><text:s text:c="4"/>Thread_Data* threadData = (Thread_Data*) malloc(number_threads * sizeof(Thread_Data));</text:span></text:p>
      <text:p text:style-name="P32"><text:span text:style-name="T21"/></text:p>
      <text:p text:style-name="P32"><text:span text:style-name="T21"/></text:p>
      <text:p text:style-name="P32"><text:span text:style-name="T21"><text:s text:c="4"/>int number_points_per_thread = ALL_POINTS / number_threads;</text:span></text:p>
      <text:p text:style-name="P32"><text:span text:style-name="T21"/></text:p>
      <text:p text:style-name="P32"><text:span text:style-name="T21"/></text:p>
      <text:p text:style-name="P32"><text:span text:style-name="T21"><text:s text:c="4"/>for (int i = 0; i &lt; number_threads; ++i) {</text:span></text:p>
      <text:p text:style-name="P32"><text:span text:style-name="T21"><text:s text:c="8"/>threadData[i].radius = radius;</text:span></text:p>
      <text:p text:style-name="P32"><text:span text:style-name="T21"><text:s text:c="8"/>threadData[i].number_points = number_points_per_thread;</text:span></text:p>
      <text:p text:style-name="P32"><text:span text:style-name="T21"><text:s text:c="8"/></text:span></text:p>
      <text:p text:style-name="P32"><text:span text:style-name="T21"><text:s text:c="8"/>pthread_create(&amp;threads[i], NULL, calculateArea, (void*) &amp;threadData[i]);</text:span></text:p>
      <text:p text:style-name="P32"><text:span text:style-name="T21"><text:s text:c="4"/>}</text:span></text:p>
      <text:p text:style-name="P32"><text:span text:style-name="T21"/></text:p>
      <text:p text:style-name="P32"><text:span text:style-name="T21"/></text:p>
      <text:p text:style-name="P32"><text:span text:style-name="T21"><text:s text:c="4"/>for (int i = 0; i &lt; number_threads; ++i) {</text:span></text:p>
      <text:p text:style-name="P32"><text:span text:style-name="T21"><text:s text:c="8"/>pthread_join(threads[i], NULL);</text:span></text:p>
      <text:p text:style-name="P32"><text:span text:style-name="T21"><text:s text:c="4"/>}</text:span></text:p>
      <text:p text:style-name="P32"><text:span text:style-name="T21"/></text:p>
      <text:p text:style-name="P32"><text:span text:style-name="T21"/></text:p>
      <text:p text:style-name="P32"><text:span text:style-name="T21"><text:s text:c="4"/>double sum_areas = 0.0;</text:span></text:p>
      <text:p text:style-name="P32"><text:span text:style-name="T21"><text:s text:c="4"/>for (int i = 0; i &lt; number_threads; ++i) {</text:span></text:p>
      <text:p text:style-name="P32"><text:span text:style-name="T21"><text:s text:c="8"/>sum_areas += threadData[i].result;</text:span></text:p>
      <text:p text:style-name="P32"><text:span text:style-name="T21"><text:s text:c="4"/>}</text:span></text:p>
      <text:p text:style-name="P32"><text:soft-page-break/><text:span text:style-name="T21"/></text:p>
      <text:p text:style-name="P32"><text:span text:style-name="T21"/></text:p>
      <text:p text:style-name="P32"><text:span text:style-name="T21"><text:s text:c="4"/>double circle_area = sum_areas / number_threads;</text:span></text:p>
      <text:p text:style-name="P32"><text:span text:style-name="T21"><text:s text:c="4"/>double reference = PI * radius * radius;</text:span></text:p>
      <text:p text:style-name="P32"><text:span text:style-name="T21"/></text:p>
      <text:p text:style-name="P32"><text:span text:style-name="T21"/></text:p>
      <text:p text:style-name="P32"><text:span text:style-name="T21"><text:s text:c="4"/>end_time = clock();</text:span></text:p>
      <text:p text:style-name="P32"><text:span text:style-name="T21"><text:s text:c="4"/>double cpu_time_used = ((double)(end_time - start_time)) / CLOCKS_PER_SEC;</text:span></text:p>
      <text:p text:style-name="P32"><text:span text:style-name="T21"/></text:p>
      <text:p text:style-name="P32"><text:span text:style-name="T21"/></text:p>
      <text:p text:style-name="P32"><text:span text:style-name="T21"><text:s text:c="4"/>printf("Time is %.2f seconds\n", cpu_time_used);</text:span></text:p>
      <text:p text:style-name="P32"><text:span text:style-name="T21"><text:s text:c="4"/>printf("Radius = %.2f\n", radius);</text:span></text:p>
      <text:p text:style-name="P32"><text:span text:style-name="T21"><text:s text:c="4"/>printf("Reference Аrea of the circle (S=Pi*r^2) = %.2f\n", reference);</text:span></text:p>
      <text:p text:style-name="P32"><text:span text:style-name="T21"><text:s text:c="4"/>printf("Аrea of the circle calculating with the Monte-Carlo method = %.2f\n", circle_area);</text:span></text:p>
      <text:p text:style-name="P32"><text:span text:style-name="T21"/></text:p>
      <text:p text:style-name="P32"><text:span text:style-name="T21"/></text:p>
      <text:p text:style-name="P32"><text:span text:style-name="T21"><text:s text:c="4"/>free(threads);</text:span></text:p>
      <text:p text:style-name="P32"><text:span text:style-name="T21"><text:s text:c="4"/>free(threadData);</text:span></text:p>
      <text:p text:style-name="P32"><text:span text:style-name="T21"/></text:p>
      <text:p text:style-name="P32"><text:span text:style-name="T21"/></text:p>
      <text:p text:style-name="P32"><text:span text:style-name="T21"><text:s text:c="4"/>return 0;</text:span></text:p>
      <text:p text:style-name="P31"><text:span text:style-name="T20">}</text:span><text:span text:style-name="T19"><text:line-break/>-----------------------------------------------------------</text:span></text:p>
      <text:list text:continue-numbering="true" text:style-name="Outline">
        <text:list-item>
          <text:h text:style-name="P30" text:outline-level="1"><text:bookmark-start text:name="__RefHeading__748_2004454639"/><text:bookmark text:name="Bookmark5"/><text:span text:style-name="T7">Пример</text:span><text:span text:style-name="T9"> </text:span><text:span text:style-name="T7">работы</text:span><text:bookmark-end text:name="__RefHeading__748_2004454639"/></text:h>
        </text:list-item>
      </text:list>
      <text:p text:style-name="P12">Test 1</text:p>
      <text:p text:style-name="P13">-----------------------------------------------------------</text:p>
      <text:p text:style-name="P17">./circle_area 6.18 2</text:p>
      <text:p text:style-name="P17">Time is 7.45 seconds</text:p>
      <text:p text:style-name="P17">Radius = 6.18</text:p>
      <text:p text:style-name="P17">Reference Аrea of the circle (S=Pi*r^2) = 119.98</text:p>
      <text:p text:style-name="P17">Аrea of the circle calculating with the Monte-Carlo method = 120.01</text:p>
      <text:p text:style-name="P13">-----------------------------------------------------------</text:p>
      <text:p text:style-name="P11"><text:span text:style-name="T37">Test </text:span><text:span text:style-name="T40">2</text:span></text:p>
      <text:p text:style-name="P11">-----------------------------------------------------------</text:p>
      <text:p text:style-name="P34">./circle_area 6.18 4</text:p>
      <text:p text:style-name="P34">Time is 6.01 seconds</text:p>
      <text:p text:style-name="P34">Radius = 6.18</text:p>
      <text:p text:style-name="P34">Reference Аrea of the circle (S=Pi*r^2) = 119.98</text:p>
      <text:p text:style-name="P34">Аrea of the circle calculating with the Monte-Carlo method = 119.99</text:p>
      <text:p text:style-name="P35"><text:span text:style-name="T42">-----------------------------------------------------------</text:span></text:p>
      <text:list text:continue-numbering="true" text:style-name="Outline">
        <text:list-item>
          <text:h text:style-name="P29" text:outline-level="1"><text:bookmark-start text:name="__RefHeading__750_2004454639"/><text:bookmark text:name="Bookmark6"/><text:soft-page-break/>Вывод<text:bookmark-end text:name="__RefHeading__750_2004454639"/></text:h>
        </text:list-item>
      </text:list>
      <text:p text:style-name="P19"><text:span text:style-name="T17">В процессе выполнения лабораторной работы я ознакомился с концепцией потоков и осознал, как их использование способно повысить скорость выполнения программы. Важно учесть, что создание потоков в числе, превышающем количество доступных ядер процессора, практически не принесет никакой пользы. Это обусловлено тем, что число потоков, способных работать одновременно, ограничивается количеством ядер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1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5</meta:editing-cycles>
    <meta:creation-date>2022-10-30T13:40:00</meta:creation-date>
    <dc:date>2023-12-27T20:41:31.091470991</dc:date>
    <dc:language>ru-RU</dc:language>
    <meta:editing-duration>PT2H44M37S</meta:editing-duration>
    <meta:generator>LibreOffice/7.6.4.1$Linux_X86_64 LibreOffice_project/60$Build-1</meta:generator>
    <meta:document-statistic meta:table-count="0" meta:image-count="0" meta:object-count="0" meta:page-count="8" meta:paragraph-count="132" meta:word-count="754" meta:character-count="6307" meta:non-whitespace-character-count="539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